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4" table:number-columns-repeated="7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6" office:value-type="string">
            <text:p>Geh.</text:p>
          </table:table-cell>
          <table:table-cell table:style-name="ce7" office:value-type="string">
            <text:p>Stk.</text:p>
          </table:table-cell>
          <table:table-cell table:style-name="ce8" office:value-type="string" table:number-columns-spanned="3" table:number-rows-spanned="1">
            <text:p>farnell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6"/>
          <table:table-cell table:style-name="ce7"/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1" office:value-type="currency" office:currency="EUR" office:value="28.09">
            <text:p>€ 28,09</text:p>
          </table:table-cell>
          <table:table-cell table:style-name="ce11" table:formula="of:=[.C6]*[.E6]" office:value-type="currency" office:currency="EUR" office:value="28.09">
            <text:p>€ 28,09</text:p>
          </table:table-cell>
          <table:table-cell table:style-name="ce5" office:value-type="string">
            <text:p>756-8308</text:p>
          </table:table-cell>
          <table:table-cell table:style-name="ce11" office:value-type="currency" office:currency="EUR" office:value="27.4">
            <text:p>€ 27,40</text:p>
          </table:table-cell>
          <table:table-cell table:style-name="ce11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759-5574</text:p>
          </table:table-cell>
          <table:table-cell table:style-name="ce11" office:value-type="currency" office:currency="EUR" office:value="7.9">
            <text:p>€ 7,90</text:p>
          </table:table-cell>
          <table:table-cell table:style-name="ce11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1" office:value-type="currency" office:currency="EUR" office:value="20.63">
            <text:p>€ 20,63</text:p>
          </table:table-cell>
          <table:table-cell table:style-name="ce11" table:formula="of:=[.C8]*[.E8]" office:value-type="currency" office:currency="EUR" office:value="20.63">
            <text:p>€ 20,63</text:p>
          </table:table-cell>
          <table:table-cell table:style-name="ce5" office:value-type="string">
            <text:p>715-4081</text:p>
          </table:table-cell>
          <table:table-cell table:style-name="ce11" office:value-type="currency" office:currency="EUR" office:value="21.72">
            <text:p>€ 21,72</text:p>
          </table:table-cell>
          <table:table-cell table:style-name="ce11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3">
          <table:table-cell office:value-type="string">
            <text:p>USB-Kabel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758-9336</text:p>
          </table:table-cell>
          <table:table-cell table:style-name="ce11" office:value-type="currency" office:currency="EUR" office:value="2.46">
            <text:p>€ 2,46</text:p>
          </table:table-cell>
          <table:table-cell table:style-name="ce11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office:value-type="string">
            <text:p>RTC DS3234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11" table:number-columns-repeated="2"/>
          <table:table-cell table:style-name="ce5"/>
          <table:table-cell table:style-name="ce11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  <table:table-cell table:style-name="ce11" office:value-type="currency" office:currency="EUR" office:value="8">
            <text:p>€ 8,00</text:p>
          </table:table-cell>
        </table:table-row>
        <table:table-row table:style-name="ro5">
          <table:table-cell office:value-type="string">
            <text:p>molex connector 4pol. gewinkelt</text:p>
          </table:table-cell>
          <table:table-cell table:style-name="ce6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11" office:value-type="currency" office:currency="EUR" office:value="0.687">
            <text:p>€ 0,69</text:p>
          </table:table-cell>
          <table:table-cell table:style-name="ce11" table:formula="of:=[.C11]*[.E11]" office:value-type="currency" office:currency="EUR" office:value="10.992">
            <text:p>€ 10,99</text:p>
          </table:table-cell>
          <table:table-cell table:style-name="ce5" office:value-type="string">
            <text:p><text:s/>369-542</text:p>
          </table:table-cell>
          <table:table-cell table:style-name="ce11" office:value-type="currency" office:currency="EUR" office:value="0.684">
            <text:p>€ 0,68</text:p>
          </table:table-cell>
          <table:table-cell table:style-name="ce11" table:formula="of:=[.C11]*[.H11]" office:value-type="currency" office:currency="EUR" office:value="10.944">
            <text:p>€ 10,94</text:p>
          </table:table-cell>
          <table:table-cell table:number-columns-repeated="4"/>
        </table:table-row>
        <table:table-row table:style-name="ro5">
          <table:table-cell office:value-type="string">
            <text:p>IC-Sockel 8pol.</text:p>
          </table:table-cell>
          <table:table-cell table:style-name="ce6" office:value-type="string">
            <text:p>DIP6</text:p>
          </table:table-cell>
          <table:table-cell office:value-type="float" office:value="5">
            <text:p>5</text:p>
          </table:table-cell>
          <table:table-cell/>
          <table:table-cell table:style-name="ce11" table:number-columns-repeated="2"/>
          <table:table-cell table:style-name="ce5" office:value-type="string">
            <text:p><text:s/>702-0654</text:p>
          </table:table-cell>
          <table:table-cell table:style-name="ce11" office:value-type="currency" office:currency="EUR" office:value="0.294">
            <text:p>€ 0,29</text:p>
          </table:table-cell>
          <table:table-cell table:style-name="ce11" table:formula="of:=[.C12]*[.H12]" office:value-type="currency" office:currency="EUR" office:value="1.47">
            <text:p>€ 1,47</text:p>
          </table:table-cell>
          <table:table-cell table:number-columns-repeated="4"/>
        </table:table-row>
        <table:table-row table:style-name="ro5">
          <table:table-cell office:value-type="string">
            <text:p>IC-Sockel 14pol.</text:p>
          </table:table-cell>
          <table:table-cell table:style-name="ce6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11" office:value-type="currency" office:currency="EUR" office:value="0.491">
            <text:p>€ 0,49</text:p>
          </table:table-cell>
          <table:table-cell table:style-name="ce11" table:formula="of:=[.C13]*[.E13]" office:value-type="currency" office:currency="EUR" office:value="7.856">
            <text:p>€ 7,86</text:p>
          </table:table-cell>
          <table:table-cell table:style-name="ce5" office:value-type="string">
            <text:p>702-0676</text:p>
          </table:table-cell>
          <table:table-cell table:style-name="ce11" office:value-type="currency" office:currency="EUR" office:value="0.544">
            <text:p>€ 0,54</text:p>
          </table:table-cell>
          <table:table-cell table:style-name="ce11" table:formula="of:=[.C13]*[.H13]" office:value-type="currency" office:currency="EUR" office:value="8.704">
            <text:p>€ 8,70</text:p>
          </table:table-cell>
          <table:table-cell table:number-columns-repeated="4"/>
        </table:table-row>
        <table:table-row table:style-name="ro5">
          <table:table-cell office:value-type="string">
            <text:p>IC-Sockel 16pol.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11" office:value-type="currency" office:currency="EUR" office:value="0.566">
            <text:p>€ 0,57</text:p>
          </table:table-cell>
          <table:table-cell table:style-name="ce11" table:formula="of:=[.C14]*[.E14]" office:value-type="currency" office:currency="EUR" office:value="1.132">
            <text:p>€ 1,13</text:p>
          </table:table-cell>
          <table:table-cell table:style-name="ce5" office:value-type="string">
            <text:p><text:s/>702-0688</text:p>
          </table:table-cell>
          <table:table-cell table:style-name="ce11" office:value-type="currency" office:currency="EUR" office:value="0.586">
            <text:p>€ 0,59</text:p>
          </table:table-cell>
          <table:table-cell table:style-name="ce11" table:formula="of:=[.C14]*[.H14]" office:value-type="currency" office:currency="EUR" office:value="1.172">
            <text:p>€ 1,17</text:p>
          </table:table-cell>
          <table:table-cell table:number-columns-repeated="4"/>
        </table:table-row>
        <table:table-row table:style-name="ro3">
          <table:table-cell office:value-type="string">
            <text:p>74HCT595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11" office:value-type="currency" office:currency="EUR" office:value="0.33">
            <text:p>€ 0,33</text:p>
          </table:table-cell>
          <table:table-cell table:style-name="ce11" table:formula="of:=[.C15]*[.E15]" office:value-type="currency" office:currency="EUR" office:value="0.66">
            <text:p>€ 0,66</text:p>
          </table:table-cell>
          <table:table-cell table:style-name="ce5" office:value-type="string">
            <text:p>217-5695</text:p>
          </table:table-cell>
          <table:table-cell table:style-name="ce11" office:value-type="currency" office:currency="EUR" office:value="0.29">
            <text:p>€ 0,29</text:p>
          </table:table-cell>
          <table:table-cell table:style-name="ce11" table:formula="of:=[.C15]*[.H15]" office:value-type="currency" office:currency="EUR" office:value="0.58">
            <text:p>€ 0,58</text:p>
          </table:table-cell>
          <table:table-cell table:number-columns-repeated="4"/>
        </table:table-row>
        <table:table-row table:style-name="ro3">
          <table:table-cell office:value-type="string">
            <text:p>C 100n</text:p>
          </table:table-cell>
          <table:table-cell table:style-name="ce6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11" office:value-type="currency" office:currency="EUR" office:value="0.039">
            <text:p>€ 0,04</text:p>
          </table:table-cell>
          <table:table-cell table:style-name="ce11" table:formula="of:=[.C16]*[.E16]" office:value-type="currency" office:currency="EUR" office:value="0.975">
            <text:p>€ 0,98</text:p>
          </table:table-cell>
          <table:table-cell table:style-name="ce5" office:value-type="string">
            <text:p><text:s/>648-0979</text:p>
          </table:table-cell>
          <table:table-cell table:style-name="ce11" office:value-type="currency" office:currency="EUR" office:value="0.015">
            <text:p>€ 0,02</text:p>
          </table:table-cell>
          <table:table-cell table:style-name="ce11" table:formula="of:=[.C16]*[.H16]" office:value-type="currency" office:currency="EUR" office:value="0.375">
            <text:p>€ 0,38</text:p>
          </table:table-cell>
          <table:table-cell table:number-columns-repeated="4"/>
        </table:table-row>
        <table:table-row table:style-name="ro3">
          <table:table-cell office:value-type="string">
            <text:p>C 100µ</text:p>
          </table:table-cell>
          <table:table-cell table:style-name="ce6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11" office:value-type="currency" office:currency="EUR" office:value="0.089">
            <text:p>€ 0,09</text:p>
          </table:table-cell>
          <table:table-cell table:style-name="ce11" table:formula="of:=[.C17]*[.E17]" office:value-type="currency" office:currency="EUR" office:value="0.445">
            <text:p>€ 0,45</text:p>
          </table:table-cell>
          <table:table-cell table:style-name="ce5" office:value-type="string">
            <text:p>684-1942</text:p>
          </table:table-cell>
          <table:table-cell table:style-name="ce11" office:value-type="currency" office:currency="EUR" office:value="0.146">
            <text:p>€ 0,15</text:p>
          </table:table-cell>
          <table:table-cell table:style-name="ce11" table:formula="of:=[.C17]*[.H17]" office:value-type="currency" office:currency="EUR" office:value="0.73">
            <text:p>€ 0,73</text:p>
          </table:table-cell>
          <table:table-cell table:number-columns-repeated="4"/>
        </table:table-row>
        <table:table-row table:style-name="ro3">
          <table:table-cell office:value-type="string">
            <text:p>LED grün</text:p>
          </table:table-cell>
          <table:table-cell table:style-name="ce6" office:value-type="string">
            <text:p>1608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700-2218</text:p>
          </table:table-cell>
          <table:table-cell table:style-name="ce11" office:value-type="currency" office:currency="EUR" office:value="0.178">
            <text:p>€ 0,18</text:p>
          </table:table-cell>
          <table:table-cell table:style-name="ce11" table:formula="of:=[.C18]*[.H18]" office:value-type="currency" office:currency="EUR" office:value="2.848">
            <text:p>€ 2,85</text:p>
          </table:table-cell>
          <table:table-cell table:number-columns-repeated="4"/>
        </table:table-row>
        <table:table-row table:style-name="ro3">
          <table:table-cell office:value-type="string">
            <text:p>R 330</text:p>
          </table:table-cell>
          <table:table-cell table:style-name="ce6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223-0354</text:p>
          </table:table-cell>
          <table:table-cell table:style-name="ce11" office:value-type="currency" office:currency="EUR" office:value="0.01">
            <text:p>€ 0,01</text:p>
          </table:table-cell>
          <table:table-cell table:style-name="ce11" table:formula="of:=[.C19]*[.H19]" office:value-type="currency" office:currency="EUR" office:value="0.16">
            <text:p>€ 0,16</text:p>
          </table:table-cell>
          <table:table-cell table:number-columns-repeated="4"/>
        </table:table-row>
        <table:table-row table:style-name="ro3">
          <table:table-cell office:value-type="string">
            <text:p>DC/DC Wandler 5V 6W 9Vin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11" office:value-type="currency" office:currency="EUR" office:value="17.11">
            <text:p>€ 17,11</text:p>
          </table:table-cell>
          <table:table-cell table:style-name="ce11" table:formula="of:=[.C20]*[.E20]" office:value-type="currency" office:currency="EUR" office:value="17.11">
            <text:p>€ 17,11</text:p>
          </table:table-cell>
          <table:table-cell table:style-name="ce5" office:value-type="string">
            <text:p>149-988</text:p>
          </table:table-cell>
          <table:table-cell table:style-name="ce11" office:value-type="currency" office:currency="EUR" office:value="16.92">
            <text:p>€ 16,92</text:p>
          </table:table-cell>
          <table:table-cell table:style-name="ce11" table:formula="of:=[.C20]*[.H20]" office:value-type="currency" office:currency="EUR" office:value="16.92">
            <text:p>€ 16,92</text:p>
          </table:table-cell>
          <table:table-cell table:number-columns-repeated="4"/>
        </table:table-row>
        <table:table-row table:style-name="ro5">
          <table:table-cell office:value-type="string">
            <text:p>Klemme 3 pol.</text:p>
          </table:table-cell>
          <table:table-cell table:style-name="ce6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11" office:value-type="currency" office:currency="EUR" office:value="0.505">
            <text:p>€ 0,51</text:p>
          </table:table-cell>
          <table:table-cell table:style-name="ce11" table:formula="of:=[.C21]*[.E21]" office:value-type="currency" office:currency="EUR" office:value="16.16">
            <text:p>€ 16,16</text:p>
          </table:table-cell>
          <table:table-cell table:style-name="ce5" office:value-type="string">
            <text:p>425-8736</text:p>
          </table:table-cell>
          <table:table-cell table:style-name="ce11" office:value-type="currency" office:currency="EUR" office:value="0.428">
            <text:p>€ 0,43</text:p>
          </table:table-cell>
          <table:table-cell table:style-name="ce11" table:formula="of:=[.C21]*[.H21]" office:value-type="currency" office:currency="EUR" office:value="13.696">
            <text:p>€ 13,70</text:p>
          </table:table-cell>
          <table:table-cell table:number-columns-repeated="4"/>
        </table:table-row>
        <table:table-row table:style-name="ro5">
          <table:table-cell office:value-type="string">
            <text:p>Klemme 2 pol.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2008019">
            <text:p>2008019</text:p>
          </table:table-cell>
          <table:table-cell table:style-name="ce11" office:value-type="currency" office:currency="EUR" office:value="0.558">
            <text:p>€ 0,56</text:p>
          </table:table-cell>
          <table:table-cell table:style-name="ce11" table:formula="of:=[.C22]*[.E22]" office:value-type="currency" office:currency="EUR" office:value="1.116">
            <text:p>€ 1,12</text:p>
          </table:table-cell>
          <table:table-cell table:style-name="ce5" office:value-type="string">
            <text:p><text:s/>425-8720</text:p>
          </table:table-cell>
          <table:table-cell table:style-name="ce11" office:value-type="currency" office:currency="EUR" office:value="0.292">
            <text:p>€ 0,29</text:p>
          </table:table-cell>
          <table:table-cell table:style-name="ce11" table:formula="of:=[.C22]*[.H22]" office:value-type="currency" office:currency="EUR" office:value="0.584">
            <text:p>€ 0,58</text:p>
          </table:table-cell>
          <table:table-cell table:number-columns-repeated="4"/>
        </table:table-row>
        <table:table-row table:style-name="ro5">
          <table:table-cell office:value-type="string">
            <text:p>Kabel 4 pol. 100m ungeschirmt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30954">
            <text:p>1230954</text:p>
          </table:table-cell>
          <table:table-cell table:style-name="ce11" office:value-type="currency" office:currency="EUR" office:value="1.48">
            <text:p>€ 1,48</text:p>
          </table:table-cell>
          <table:table-cell table:style-name="ce11" table:formula="of:=[.C23]*[.E23]" office:value-type="currency" office:currency="EUR" office:value="1.48">
            <text:p>€ 1,48</text:p>
          </table:table-cell>
          <table:table-cell table:style-name="ce5" office:value-type="string">
            <text:p><text:s/>660-4096</text:p>
          </table:table-cell>
          <table:table-cell table:style-name="ce11" office:value-type="currency" office:currency="EUR" office:value="49.9">
            <text:p>€ 49,90</text:p>
          </table:table-cell>
          <table:table-cell table:style-name="ce11" table:formula="of:=[.C23]*[.H23]" office:value-type="currency" office:currency="EUR" office:value="49.9">
            <text:p>€ 49,90</text:p>
          </table:table-cell>
          <table:table-cell table:number-columns-repeated="4"/>
        </table:table-row>
        <table:table-row table:style-name="ro3">
          <table:table-cell office:value-type="string">
            <text:p>Gehäuse IP66 300x150x132</text:p>
          </table:table-cell>
          <table:table-cell table:style-name="ce6"/>
          <table:table-cell office:value-type="float" office:value="0">
            <text:p>0</text:p>
          </table:table-cell>
          <table:table-cell/>
          <table:table-cell table:style-name="ce11" table:number-columns-repeated="2"/>
          <table:table-cell table:style-name="ce5" office:value-type="string">
            <text:p>381-5596</text:p>
          </table:table-cell>
          <table:table-cell table:style-name="ce11" office:value-type="currency" office:currency="EUR" office:value="40.4">
            <text:p>€ 40,40</text:p>
          </table:table-cell>
          <table:table-cell table:style-name="ce11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397-4623</text:p>
          </table:table-cell>
          <table:table-cell table:style-name="ce11" office:value-type="currency" office:currency="EUR" office:value="97.7">
            <text:p>€ 97,70</text:p>
          </table:table-cell>
          <table:table-cell table:style-name="ce11" table:formula="of:=[.H25]*[.C25]" office:value-type="currency" office:currency="EUR" office:value="97.7">
            <text:p>€ 97,70</text:p>
          </table:table-cell>
          <table:table-cell table:number-columns-repeated="4"/>
        </table:table-row>
        <table:table-row table:style-name="ro3">
          <table:table-cell office:value-type="string">
            <text:p>Montageplatte 331x220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832-699</text:p>
          </table:table-cell>
          <table:table-cell table:style-name="ce11" office:value-type="currency" office:currency="EUR" office:value="15.8">
            <text:p>€ 15,80</text:p>
          </table:table-cell>
          <table:table-cell table:style-name="ce11" table:formula="of:=[.H26]*[.C26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3">
          <table:table-cell office:value-type="string">
            <text:p>Kabelverschraubungen M20 7-13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47</text:p>
          </table:table-cell>
          <table:table-cell table:style-name="ce11" office:value-type="currency" office:currency="EUR" office:value="6.24">
            <text:p>€ 6,24</text:p>
          </table:table-cell>
          <table:table-cell table:style-name="ce11" table:formula="of:=[.H27]*[.C27]" office:value-type="currency" office:currency="EUR" office:value="24.96">
            <text:p>€ 24,96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15</text:p>
          </table:table-cell>
          <table:table-cell table:style-name="ce11" office:value-type="currency" office:currency="EUR" office:value="1.49">
            <text:p>€ 1,49</text:p>
          </table:table-cell>
          <table:table-cell table:style-name="ce11" table:formula="of:=[.H28]*[.C28]" office:value-type="currency" office:currency="EUR" office:value="1.49">
            <text:p>€ 1,49</text:p>
          </table:table-cell>
          <table:table-cell table:number-columns-repeated="4"/>
        </table:table-row>
        <table:table-row table:style-name="ro3">
          <table:table-cell office:value-type="string">
            <text:p>Kabelverschraubungen M12 3,5-7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19</text:p>
          </table:table-cell>
          <table:table-cell table:style-name="ce11" office:value-type="currency" office:currency="EUR" office:value="4.56">
            <text:p>€ 4,56</text:p>
          </table:table-cell>
          <table:table-cell table:style-name="ce11" table:formula="of:=[.H29]*[.C29]" office:value-type="currency" office:currency="EUR" office:value="18.24">
            <text:p>€ 18,24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06</text:p>
          </table:table-cell>
          <table:table-cell table:style-name="ce11" office:value-type="currency" office:currency="EUR" office:value="1.07">
            <text:p>€ 1,07</text:p>
          </table:table-cell>
          <table:table-cell table:style-name="ce11" table:formula="of:=[.H30]*[.C30]" office:value-type="currency" office:currency="EUR" office:value="1.07">
            <text:p>€ 1,07</text:p>
          </table:table-cell>
          <table:table-cell table:number-columns-repeated="4"/>
        </table:table-row>
        <table:table-row table:style-name="ro3">
          <table:table-cell office:value-type="string">
            <text:p>Lochrasterplatine 100x16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11" office:value-type="currency" office:currency="EUR" office:value="3.64">
            <text:p>€ 3,64</text:p>
          </table:table-cell>
          <table:table-cell table:style-name="ce11" table:formula="of:=[.C31]*[.E31]" office:value-type="currency" office:currency="EUR" office:value="7.28">
            <text:p>€ 7,28</text:p>
          </table:table-cell>
          <table:table-cell table:style-name="ce5" office:value-type="string">
            <text:p>607-7006</text:p>
          </table:table-cell>
          <table:table-cell table:style-name="ce11" office:value-type="currency" office:currency="EUR" office:value="3.76">
            <text:p>€ 3,76</text:p>
          </table:table-cell>
          <table:table-cell table:style-name="ce11" table:formula="of:=[.H31]*[.C31]" office:value-type="currency" office:currency="EUR" office:value="7.52">
            <text:p>€ 7,52</text:p>
          </table:table-cell>
          <table:table-cell table:number-columns-repeated="4"/>
        </table:table-row>
        <table:table-row table:style-name="ro5">
          <table:table-cell office:value-type="string">
            <text:p>Solid State Relais, 5V 7mA, 2A 24V max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608202">
            <text:p>1608202</text:p>
          </table:table-cell>
          <table:table-cell table:style-name="ce11" table:number-columns-repeated="2"/>
          <table:table-cell table:style-name="ce5" office:value-type="string">
            <text:p><text:s/>533-7600</text:p>
          </table:table-cell>
          <table:table-cell table:style-name="ce11" office:value-type="currency" office:currency="EUR" office:value="17.24">
            <text:p>€ 17,24</text:p>
          </table:table-cell>
          <table:table-cell table:style-name="ce11" table:formula="of:=[.H32]*[.C32]" office:value-type="currency" office:currency="EUR" office:value="34.48">
            <text:p>€ 34,48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5">
          <table:table-cell/>
          <table:table-cell table:style-name="ce6"/>
          <table:table-cell table:number-columns-repeated="2"/>
          <table:table-cell table:style-name="ce11" office:value-type="string">
            <text:p>Verand</text:p>
          </table:table-cell>
          <table:table-cell table:style-name="ce11" office:value-type="currency" office:currency="EUR" office:value="6">
            <text:p>€ 6,00</text:p>
          </table:table-cell>
          <table:table-cell table:style-name="ce5"/>
          <table:table-cell table:style-name="ce11"/>
          <table:table-cell table:style-name="ce11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office:value-type="string">
            <text:p>Summe</text:p>
          </table:table-cell>
          <table:table-cell table:style-name="ce11" table:formula="of:=SUM([.F6:.F31])+[.F34]" office:value-type="currency" office:currency="EUR" office:value="119.926">
            <text:p>€ 119,93</text:p>
          </table:table-cell>
          <table:table-cell table:style-name="ce5"/>
          <table:table-cell table:style-name="ce11"/>
          <table:table-cell table:style-name="ce11" table:formula="of:=SUM([.I6:.I31])+[.I34]" office:value-type="currency" office:currency="EUR" office:value="340.343">
            <text:p>€ 340,34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6"/>
          <table:table-cell table:number-columns-repeated="11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4" office:value-type="string">
            <text:p>Gesamt</text:p>
          </table:table-cell>
          <table:table-cell table:style-name="ce14" table:formula="of:=[.I36]+[.M10]" office:value-type="currency" office:currency="EUR" office:value="348.343">
            <text:p>€ 348,3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5" office:value-type="string">
            <text:p>MwSt.</text:p>
          </table:table-cell>
          <table:table-cell table:style-name="ce5" table:formula="of:=[.I39]*0.2" office:value-type="currency" office:currency="EUR" office:value="69.6686">
            <text:p>€ 69,67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TOTAL</text:p>
          </table:table-cell>
          <table:table-cell table:style-name="ce12" table:formula="of:=[.I40]+[.I39]" office:value-type="currency" office:currency="EUR" office:value="418.0116">
            <text:p>€ 418,01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3">
          <table:table-cell table:style-name="ce2" office:value-type="string">
            <text:p>Stromversorgung</text:p>
          </table:table-cell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5">
          <table:table-cell table:style-name="ce3" office:value-type="string">
            <text:p>Normal AGM 12V 20Ah Batterie</text:p>
          </table:table-cell>
          <table:table-cell table:style-name="ce3" table:number-columns-repeated="5"/>
          <table:table-cell table:style-name="ce3" office:value-type="string">
            <text:p>727-0391</text:p>
          </table:table-cell>
          <table:table-cell table:style-name="ce15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table:style-name="ce3" office:value-type="string">
            <text:p>Bleiakku 12V 24Ah NP24-1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15" office:value-type="currency" office:currency="EUR" office:value="71.09">
            <text:p>€ 71,09</text:p>
          </table:table-cell>
          <table:table-cell table:style-name="ce11" table:formula="of:=[.H45]*[.C45]" office:value-type="currency" office:currency="EUR" office:value="71.09">
            <text:p>€ 71,09</text:p>
          </table:table-cell>
          <table:table-cell table:style-name="ce11"/>
          <table:table-cell table:number-columns-repeated="3"/>
        </table:table-row>
        <table:table-row table:style-name="ro5">
          <table:table-cell table:style-name="ce3" office:value-type="string">
            <text:p>Solar Regler 6A Solsum 6.6X</text:p>
          </table:table-cell>
          <table:table-cell table:style-name="ce3" table:number-columns-repeated="5"/>
          <table:table-cell table:style-name="ce3" office:value-type="string">
            <text:p>525-691</text:p>
          </table:table-cell>
          <table:table-cell table:style-name="ce15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6">
          <table:table-cell table:style-name="ce3" office:value-type="string">
            <text:p>Polykristallines Solarmodul, 12 V, 250 mA, 3 W Leistung 3 W Nennspannung 12 V</text:p>
          </table:table-cell>
          <table:table-cell table:style-name="ce3" table:number-columns-repeated="5"/>
          <table:table-cell table:style-name="ce3" office:value-type="string">
            <text:p>110644 - 62</text:p>
          </table:table-cell>
          <table:table-cell table:style-name="ce15" office:value-type="currency" office:currency="EUR" office:value="34.95">
            <text:p>€ 34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6">
          <table:table-cell table:style-name="ce3" office:value-type="string">
            <text:p>Amorphes Solarmodul 10 W, 12 V Leistung 10 Wp Nennspannung 17,5 V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15" office:value-type="currency" office:currency="EUR" office:value="49.95">
            <text:p>€ 49,95</text:p>
          </table:table-cell>
          <table:table-cell table:style-name="ce11" table:formula="of:=[.H48]*[.C48]" office:value-type="currency" office:currency="EUR" office:value="99.9">
            <text:p>€ 99,90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7">
          <table:table-cell table:style-name="ce3" office:value-type="string">
            <text:p>Solar Trend Solar-Akku 36 Ah 12 V 36 Ah M6 Schraubgewinde Blei-Vlies (B x H x T) 195 x 163 x 130 mm Solar-Akku 12 V, 36</text:p>
          </table:table-cell>
          <table:table-cell table:style-name="ce3" table:number-columns-repeated="5"/>
          <table:table-cell table:style-name="ce3" office:value-type="string">
            <text:p>251516 - 62</text:p>
          </table:table-cell>
          <table:table-cell table:style-name="ce15" office:value-type="currency" office:currency="EUR" office:value="99.95">
            <text:p>€ 99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6">
          <table:table-cell table:style-name="ce3" office:value-type="string">
            <text:p>Solar-Laderegler 12/24 V/4 A 200013 Last-Strom 4 A Ladespannung 13,8/27,6 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15" office:value-type="currency" office:currency="EUR" office:value="22.95">
            <text:p>€ 22,95</text:p>
          </table:table-cell>
          <table:table-cell table:style-name="ce11" table:formula="of:=[.H50]*[.C50]" office:value-type="currency" office:currency="EUR" office:value="22.95">
            <text:p>€ 22,95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table:number-columns-repeated="3"/>
          <table:table-cell table:style-name="ce12" office:value-type="string">
            <text:p>Summe</text:p>
          </table:table-cell>
          <table:table-cell table:style-name="ce12" table:formula="of:=SUM([.I44:.I52])" office:value-type="currency" office:currency="EUR" office:value="193.94">
            <text:p>€ 193,94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5" office:value-type="string">
            <text:p>MwSt.</text:p>
          </table:table-cell>
          <table:table-cell table:style-name="ce5" table:formula="of:=[.I53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2" office:value-type="string">
            <text:p>TOTAL</text:p>
          </table:table-cell>
          <table:table-cell table:style-name="ce12" table:formula="of:=[.I54]+[.I53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table:style-name="ce2" office:value-type="string">
            <text:p>Montagekonstruktion, Tank, Schläuche ...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Buchenbretter (12x 0.3x1m)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Tankrohre + Endstück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lauchleitung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5">
          <table:table-cell office:value-type="string">
            <text:p>Vierkant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table:style-name="ce4" office:value-type="string">
            <text:p>L-Profile + Schien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U-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raub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panngurt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utzeinlag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 table:number-rows-repeated="3">
          <table:table-cell table:number-columns-repeated="6"/>
          <table:table-cell table:style-name="ce5" table:number-columns-repeated="3"/>
          <table:table-cell table:number-columns-repeated="4"/>
        </table:table-row>
        <table:table-row table:style-name="ro3" table:number-rows-repeated="1048506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5">
      <number:number number:decimal-places="0" number:min-integer-digits="0">
        <number:embedded-text number:position="4">-</number:embedded-text>
      </number:number>
    </number:number-style>
    <number:number-style style:name="N156">
      <number:number number:decimal-places="0" number:min-integer-digits="3">
        <number:embedded-text number:position="4">-</number:embedded-text>
      </number:number>
    </number:number-style>
    <number:number-style style:name="N157">
      <number:number number:decimal-places="0" number:min-integer-digits="0">
        <number:embedded-text number:position="3">-</number:embedded-text>
      </number:number>
    </number:number-style>
    <number:number-style style:name="N15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59">
      <number:number number:decimal-places="0" number:min-integer-digits="1">
        <number:embedded-text number:position="4">-</number:embedded-text>
      </number:number>
    </number:number-style>
    <number:number-style style:name="N160">
      <number:text>123-456</number:text>
    </number:number-style>
    <number:number-style style:name="N161">
      <number:number number:decimal-places="0" number:min-integer-digits="4">
        <number:embedded-text number:position="4">-</number:embedded-text>
      </number:number>
    </number:number-style>
    <number:number-style style:name="N162">
      <number:number number:decimal-places="0" number:min-integer-digits="3">
        <number:embedded-text number:position="3">-</number:embedded-text>
      </number:number>
    </number:number-style>
    <number:number-style style:name="N163">
      <number:number number:decimal-places="0" number:min-integer-digits="0"/>
      <number:text>-</number:text>
    </number:number-style>
    <number:number-style style:name="N164">
      <number:number number:decimal-places="0" number:min-integer-digits="3"/>
      <number:text>-</number:text>
    </number:number-style>
    <number:number-style style:name="N165">
      <number:number number:decimal-places="0" number:min-integer-digits="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text>€ </number:text>
      <number:number number:decimal-places="2" number:min-integer-digits="1" number:grouping="true"/>
    </number:number-style>
    <number:number-style style:name="N169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1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1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1P0"/>
    </number:currency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 style:data-style-name="N2" text:time-value="0000-00-00T10:21:3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10T10:24:15</dc:date>
    <dc:creator>islandrabe </dc:creator>
    <meta:editing-duration>PT5H17M25S</meta:editing-duration>
    <meta:editing-cycles>22</meta:editing-cycles>
    <meta:generator>LibreOffice/3.6$Linux_x86 LibreOffice_project/360m1$Build-2</meta:generator>
    <meta:document-statistic meta:table-count="3" meta:cell-count="256" meta:object-count="0"/>
  </office:meta>
</office:document-meta>
</file>